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207">
            <text:p>207</text:p>
          </table:table-cell>
          <table:table-cell office:value-type="float" office:value="15">
            <text:p>15</text:p>
          </table:table-cell>
          <table:table-cell table:number-columns-repeated="2"/>
          <table:table-cell>
            <draw:frame table:end-cell-address="Planilha1.O29" table:end-x="1.378cm" table:end-y="0.403cm" draw:z-index="0" draw:style-name="gr1" svg:width="21.847cm" svg:height="12.999cm" svg:x="2.112cm" svg:y="0cm">
              <draw:object draw:notify-on-update-of-ranges="Planilha1.A1:Planilha1.A21 Planilha1.B1:Planilha1.B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5">
            <text:p>115</text:p>
          </table:table-cell>
          <table:table-cell table:number-columns-repeated="3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29/11/2011</text:date>, <text:time>10:27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úlio Nardelli</meta:initial-creator>
    <meta:creation-date>2011-11-29T09:49:13</meta:creation-date>
    <dc:date>2011-11-29T10:27:59</dc:date>
    <dc:creator>Júlio Nardelli</dc:creator>
    <meta:editing-duration>PT00H06M59S</meta:editing-duration>
    <meta:editing-cycles>1</meta:editing-cycles>
    <meta:document-statistic meta:table-count="3" meta:cell-count="42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ignore" chart:spline-order="3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regression-type="power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848cm" svg:height="13cm" xlink:href=".." chart:class="chart:scatter" chart:style-name="ch1">
        <chart:legend chart:legend-position="end" svg:x="16.449cm" svg:y="5.872cm" chart:style-name="ch2"/>
        <chart:plot-area chart:style-name="ch3" table:cell-range-address="Planilha1.A1:Planilha1.B21" svg:x="0.436cm" svg:y="0.26cm" svg:width="15.578cm" svg:height="12.2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B1:Planilha1.B21" chart:class="chart:scatter">
            <chart:domain table:cell-range-address="Planilha1.A1:Planilha1.A21"/>
            <chart:regression-curve chart:style-name="ch7">
              <chart:equation chart:display-r-square="true"/>
            </chart:regression-curve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7">
                <text:p text:id="Planilha1.A1:Planilha1.A21">207</text:p>
              </table:table-cell>
              <table:table-cell office:value-type="float" office:value="15">
                <text:p text:id="Planilha1.B1:Planilha1.B21">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1">
                <text:p>1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">
                <text:p>1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">
                <text:p>1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">
                <text:p>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">
                <text:p>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">
                <text:p>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">
                <text:p>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">
                <text:p>5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115">
                <text:p>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